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30000022BFD51A3ED709E0E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005c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<text:span text:style-name="T1">Validacion idex</text:span></text:p>
      <text:p text:style-name="Standard"><draw:frame draw:style-name="fr1" draw:name="Imagen1" text:anchor-type="char" svg:x="0cm" svg:y="0.318cm" svg:width="17cm" svg:height="9.636cm" draw:z-index="0"><draw:image xlink:href="Pictures/10000001000003D30000022BFD51A3ED709E0E68.png" xlink:type="simple" xlink:show="embed" xlink:actuate="onLoad" draw:mime-type="image/png"/></draw:frame></text:p>
      <text:p text:style-name="Standard"/>
      <text:p text:style-name="Standard">-</text:p>
      <text:p text:style-name="Standard"/>
      <text:p text:style-name="Standard">-</text:p>
      <text:p text:style-name="Standard"/>
      <text:p text:style-name="Standard">-</text:p>
      <text:p text:style-name="Standard">-</text:p>
      <text:p text:style-name="Standard">-</text:p>
      <text:p text:style-name="Standard">-</text:p>
      <text:p text:style-name="Standard">-</text:p>
      <text:p text:style-name="Standard">-</text:p>
      <text:p text:style-name="Standard">-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3:18:43.580000000</meta:creation-date>
    <dc:date>2022-02-21T13:19:47.220000000</dc:date>
    <meta:editing-duration>PT1M5S</meta:editing-duration>
    <meta:editing-cycles>1</meta:editing-cycles>
    <meta:document-statistic meta:table-count="0" meta:image-count="1" meta:object-count="0" meta:page-count="1" meta:paragraph-count="10" meta:word-count="11" meta:character-count="25" meta:non-whitespace-character-count="24"/>
    <meta:generator>LibreOffice/7.2.1.2$Windows_X86_64 LibreOffice_project/87b77fad49947c1441b67c559c339af8f3517e22</meta:generator>
  </office:meta>
</office:document-meta>
</file>